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304cm" fo:margin-left="0cm" table:align="left"/>
    </style:style>
    <style:style style:name="Tabla1.A" style:family="table-column">
      <style:table-column-properties style:column-width="5.666cm"/>
    </style:style>
    <style:style style:name="Tabla1.B" style:family="table-column">
      <style:table-column-properties style:column-width="5.667cm"/>
    </style:style>
    <style:style style:name="Tabla1.C" style:family="table-column">
      <style:table-column-properties style:column-width="5.971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6cm" style:rel-column-width="3212*"/>
    </style:style>
    <style:style style:name="Tabla2.B" style:family="table-column">
      <style:table-column-properties style:column-width="5.667cm" style:rel-column-width="3213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4" style:family="table-row">
      <style:table-row-properties style:min-row-height="0.847cm"/>
    </style:style>
    <style:style style:name="P1" style:family="paragraph" style:parent-style-name="Standard">
      <style:paragraph-properties fo:text-align="end" style:justify-single-word="false"/>
      <style:text-properties officeooo:rsid="001ed525" officeooo:paragraph-rsid="001ed525"/>
    </style:style>
    <style:style style:name="P2" style:family="paragraph" style:parent-style-name="Standard">
      <style:paragraph-properties fo:text-align="start" style:justify-single-word="false"/>
      <style:text-properties fo:font-weight="bold" officeooo:rsid="001ed525" officeooo:paragraph-rsid="001ed52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ed525" officeooo:paragraph-rsid="001ed525" style:font-weight-asian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1ed525" officeooo:paragraph-rsid="001ed52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ed525" officeooo:paragraph-rsid="001ed52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ed525" officeooo:paragraph-rsid="001f7a5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f7a55" officeooo:paragraph-rsid="001f7a55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normal" officeooo:rsid="001ed525" officeooo:paragraph-rsid="001ed525" style:font-weight-asian="normal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weight="normal" officeooo:rsid="001ed525" officeooo:paragraph-rsid="001ed525" style:font-weight-asian="normal" style:font-weight-complex="normal"/>
    </style:style>
    <style:style style:name="P10" style:family="paragraph" style:parent-style-name="Standard" style:list-style-name="L4">
      <style:paragraph-properties fo:text-align="start" style:justify-single-word="false"/>
      <style:text-properties fo:font-weight="normal" officeooo:rsid="001ed525" officeooo:paragraph-rsid="001ed525" style:font-weight-asian="normal" style:font-weight-complex="normal"/>
    </style:style>
    <style:style style:name="P11" style:family="paragraph" style:parent-style-name="Standard" style:list-style-name="L5">
      <style:paragraph-properties fo:text-align="start" style:justify-single-word="false"/>
      <style:text-properties fo:font-weight="normal" officeooo:rsid="001ed525" officeooo:paragraph-rsid="001ed525" style:font-weight-asian="normal" style:font-weight-complex="normal"/>
    </style:style>
    <style:style style:name="P12" style:family="paragraph" style:parent-style-name="Standard" style:list-style-name="L6">
      <style:paragraph-properties fo:text-align="start" style:justify-single-word="false"/>
      <style:text-properties fo:font-weight="normal" officeooo:rsid="001ed525" officeooo:paragraph-rsid="001ed525" style:font-weight-asian="normal" style:font-weight-complex="normal"/>
    </style:style>
    <style:style style:name="P13" style:family="paragraph" style:parent-style-name="Standard" style:list-style-name="L7">
      <style:paragraph-properties fo:text-align="start" style:justify-single-word="false"/>
      <style:text-properties fo:font-weight="normal" officeooo:rsid="001ed525" officeooo:paragraph-rsid="001ed525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ed525" officeooo:paragraph-rsid="001ed525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ed525" officeooo:paragraph-rsid="001f7a55" style:font-weight-asian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ed525" officeooo:paragraph-rsid="001f7a55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f7a55" officeooo:paragraph-rsid="001f7a55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officeooo:rsid="001ed525" officeooo:paragraph-rsid="001f7a55"/>
    </style:style>
    <style:style style:name="P19" style:family="paragraph" style:parent-style-name="Table_20_Contents">
      <style:paragraph-properties fo:text-align="start" style:justify-single-word="false"/>
      <style:text-properties officeooo:rsid="001f7a55" officeooo:paragraph-rsid="001f7a55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drés Fernández Pereira</text:p>
      <text:p text:style-name="P1"/>
      <text:list text:style-name="L1">
        <text:list-item>
          <text:p text:style-name="P4">Busca información sobre los CRM más usuales según su tecnología y realiza un cuadro comparativo.</text:p>
        </text:list-item>
      </text:list>
      <text:p text:style-name="P2"/>
      <text:p text:style-name="P2"><text:tab/>CRM Análitico</text:p>
      <text:p text:style-name="P2"/>
      <text:list xml:id="list2041356672" text:style-name="L2">
        <text:list-item>
          <text:p text:style-name="P8">El CRM analítico se enfoca en la evaluación y predicción de los comportamientos de los <text:tab/>clientes. De esta forma, se pueden detectar nuevas oportunidades de negocio, ventas o servicios, y adelantarnos a las necesidades de los usuarios. </text:p>
        </text:list-item>
      </text:list>
      <text:p text:style-name="P3"/>
      <text:list xml:id="list112839877969165" text:continue-numbering="true" text:style-name="L2">
        <text:list-item>
          <text:p text:style-name="P8">El objetivo principal del CRM analítico será almacenar, analizar y aplicar datos de los <text:tab/>clientes para mejorar la toma decisiones y definir estrategias comerciales eficientes <text:tab/>para <text:tab/>aumentar la rentabilidad de tu empresa.</text:p>
          <text:p text:style-name="P8"/>
        </text:list-item>
      </text:list>
      <text:p text:style-name="P3"><text:tab/><text:span text:style-name="T1">CRM operativo</text:span></text:p>
      <text:p text:style-name="P2"/>
      <text:list text:style-name="L3">
        <text:list-item>
          <text:p text:style-name="P9">El CRM operativo se centra en la organización de los procesos relativos al cliente. Por lo <text:tab/>tanto, podrás automatizar tareas correspondientes al marketing y ventas, gestionar equipos <text:tab/>comerciales, facturación, presupuestos o la importantísima atención al cliente. </text:p>
          <text:p text:style-name="P9"/>
        </text:list-item>
        <text:list-item>
          <text:p text:style-name="P9">El CRM operativo relaciona los procesos de back office y front office.</text:p>
        </text:list-item>
      </text:list>
      <text:p text:style-name="P3"/>
      <text:p text:style-name="P3"><text:tab/><text:span text:style-name="T1">CRM colaborativo</text:span></text:p>
      <text:p text:style-name="P2"/>
      <text:list xml:id="list2747439342" text:style-name="L4">
        <text:list-item>
          <text:p text:style-name="P10">El CRM colaborativo se encarga de todo lo relativo a la interacción entre cliente y empresa a <text:tab/>través de los distintos canales de comunicación: email, chat, teléfono, redes sociales, etc. </text:p>
        </text:list-item>
      </text:list>
      <text:p text:style-name="P3"/>
      <text:list xml:id="list112839068032860" text:continue-numbering="true" text:style-name="L4">
        <text:list-item>
          <text:p text:style-name="P10">Por lo tanto, el CRM colaborativo centraliza datos de diferentes departamentos (ventas, <text:tab/>soporte, contabilidad, etc.) y facilita la adecuación de productos o servicios a las necesidades <text:tab/>de los clientes.</text:p>
        </text:list-item>
      </text:list>
      <text:p text:style-name="P3"/>
      <text:p text:style-name="P3"/>
      <text:p text:style-name="P7">Tabla Comparativa De CRM</text:p>
      <text:p text:style-name="P3"/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17">CRM ANÁLITO</text:p>
          </table:table-cell>
          <table:table-cell table:style-name="Tabla2.A1" office:value-type="string">
            <text:p text:style-name="P17">CRM OPERATIVO</text:p>
          </table:table-cell>
          <table:table-cell table:style-name="Tabla2.C1" office:value-type="string">
            <text:p text:style-name="P17">CRM COLABORATIVO</text:p>
          </table:table-cell>
        </table:table-row>
        <table:table-row>
          <table:table-cell table:style-name="Tabla2.A2" office:value-type="string">
            <text:p text:style-name="P19">Predicción del comportamiento del cliente</text:p>
          </table:table-cell>
          <table:table-cell table:style-name="Tabla2.A2" office:value-type="string">
            <text:p text:style-name="P19">Automatización de tareas Front Office/Back Office</text:p>
          </table:table-cell>
          <table:table-cell table:style-name="Tabla2.C2" office:value-type="string">
            <text:p text:style-name="P19">Foco en la relación y conversación con el cliente</text:p>
          </table:table-cell>
        </table:table-row>
        <table:table-row>
          <table:table-cell table:style-name="Tabla2.A2" office:value-type="string">
            <text:p text:style-name="P19">Genera y almacena la base de datos</text:p>
          </table:table-cell>
          <table:table-cell table:style-name="Tabla2.A2" office:value-type="string">
            <text:p text:style-name="P19">Interacción con los clientes para la fidelación</text:p>
          </table:table-cell>
          <table:table-cell table:style-name="Tabla2.C2" office:value-type="string">
            <text:p text:style-name="P19">Multicanal: RRSS, email, chat, telléfono, etc...</text:p>
          </table:table-cell>
        </table:table-row>
        <table:table-row table:style-name="Tabla2.4">
          <table:table-cell table:style-name="Tabla2.A2" office:value-type="string">
            <text:p text:style-name="P19">Explora nuevas oportunidades</text:p>
          </table:table-cell>
          <table:table-cell table:style-name="Tabla2.A2" office:value-type="string">
            <text:p text:style-name="P19">Conocimiento mayor de las necesidades del cliente</text:p>
          </table:table-cell>
          <table:table-cell table:style-name="Tabla2.C2" office:value-type="string">
            <text:p text:style-name="P19">Importancia de la captura de información</text:p>
          </table:table-cell>
        </table:table-row>
        <table:table-row table:style-name="Tabla2.4">
          <table:table-cell table:style-name="Tabla2.A2" office:value-type="string">
            <text:p text:style-name="P19">Mejora la toma de deciones</text:p>
          </table:table-cell>
          <table:table-cell table:style-name="Tabla2.A2" office:value-type="string">
            <text:p text:style-name="P19">Contabiliade y finanazas</text:p>
          </table:table-cell>
          <table:table-cell table:style-name="Tabla2.C2" office:value-type="string">
            <text:p text:style-name="P19">Correlación de datos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2"><text:tab/>Características de los diferentes tipos de CRM</text:p>
      <text:p text:style-name="P3"/>
      <text:p text:style-name="P3"><text:tab/><text:span text:style-name="T1">CRM operativo</text:span></text:p>
      <text:p text:style-name="P2"/>
      <text:list text:style-name="L5">
        <text:list-item>
          <text:p text:style-name="P11">Foco en el apoyo de preventa y venta.</text:p>
        </text:list-item>
        <text:list-item>
          <text:p text:style-name="P11">Automatización de los procesos como: la fuerza de ventas, las acciones de marketing y el servicio de atención al cliente. </text:p>
        </text:list-item>
        <text:list-item>
          <text:p text:style-name="P11">Gestión de procesos internos y externos de la empresa. </text:p>
        </text:list-item>
        <text:list-item>
          <text:p text:style-name="P11">Gestión de la contabilidad y finanzas.</text:p>
        </text:list-item>
      </text:list>
      <text:p text:style-name="P3"><text:s/></text:p>
      <text:p text:style-name="P3"><text:tab/><text:span text:style-name="T1">CRM colaborativo</text:span></text:p>
      <text:p text:style-name="P3"/>
      <text:list text:style-name="L6">
        <text:list-item>
          <text:p text:style-name="P12">Focalización en la postventa.</text:p>
        </text:list-item>
        <text:list-item>
          <text:p text:style-name="P12">Personalización, búsqueda continua de la identidad del interlocutor.</text:p>
        </text:list-item>
        <text:list-item>
          <text:p text:style-name="P12">Flexibilidad para la programación de eventos, lanzamiento de imágenes, campañas, etc. Todo ello como respuesta ante determinados estímulos o acciones del cliente.</text:p>
        </text:list-item>
        <text:list-item>
          <text:p text:style-name="P12">Optimizar la omnicanalidad. </text:p>
        </text:list-item>
      </text:list>
      <text:p text:style-name="P3"><text:s/></text:p>
      <text:p text:style-name="P3"><text:tab/><text:span text:style-name="T1">CRM analítico </text:span></text:p>
      <text:p text:style-name="P2"/>
      <text:list text:style-name="L7">
        <text:list-item>
          <text:p text:style-name="P13">Foco en el comportamiento del cliente.</text:p>
        </text:list-item>
        <text:list-item>
          <text:p text:style-name="P13">Detección de nuevas oportunidades de negocio, venta y fidelización.</text:p>
        </text:list-item>
        <text:list-item>
          <text:p text:style-name="P13">Almacena información relevante sobre los clientes, sus comportamientos y preferencias.</text:p>
        </text:list-item>
        <text:list-item>
          <text:p text:style-name="P13">Mejora la toma de decisiones gracias al almacenamiento de información de valor.</text:p>
        </text:list-item>
      </text:list>
      <text:p text:style-name="P3"/>
      <text:p text:style-name="P3"/>
      <text:p text:style-name="P15"/>
      <text:p text:style-name="P6">Carcterísticas de CRM Operativo, CRM Colaborativo y CRM Análitico </text:p>
      <text:p text:style-name="P15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6">CRM Operativo </text:p>
          </table:table-cell>
          <table:table-cell table:style-name="Tabla1.A1" office:value-type="string">
            <text:p text:style-name="P16">CRM Colaborativo</text:p>
          </table:table-cell>
          <table:table-cell table:style-name="Tabla1.C1" office:value-type="string">
            <text:p text:style-name="P16">CRM Analítico</text:p>
          </table:table-cell>
        </table:table-row>
        <table:table-row>
          <table:table-cell table:style-name="Tabla1.A2" office:value-type="string">
            <text:p text:style-name="P18">Preventa</text:p>
          </table:table-cell>
          <table:table-cell table:style-name="Tabla1.A2" office:value-type="string">
            <text:p text:style-name="P18">PostVenta</text:p>
          </table:table-cell>
          <table:table-cell table:style-name="Tabla1.C2" office:value-type="string">
            <text:p text:style-name="P18">Comportamiento Del Cliente</text:p>
          </table:table-cell>
        </table:table-row>
        <table:table-row>
          <table:table-cell table:style-name="Tabla1.A2" office:value-type="string">
            <text:p text:style-name="P18">Automación de procesos</text:p>
          </table:table-cell>
          <table:table-cell table:style-name="Tabla1.A2" office:value-type="string">
            <text:p text:style-name="P18">Personalización del cliente</text:p>
          </table:table-cell>
          <table:table-cell table:style-name="Tabla1.C2" office:value-type="string">
            <text:p text:style-name="P18">Detención de nuevas oportunidades</text:p>
          </table:table-cell>
        </table:table-row>
        <table:table-row>
          <table:table-cell table:style-name="Tabla1.A2" office:value-type="string">
            <text:p text:style-name="P18">Procesos internos y externos</text:p>
          </table:table-cell>
          <table:table-cell table:style-name="Tabla1.A2" office:value-type="string">
            <text:p text:style-name="P18">Programación de acciones</text:p>
          </table:table-cell>
          <table:table-cell table:style-name="Tabla1.C2" office:value-type="string">
            <text:p text:style-name="P18">Almacena información relevante</text:p>
          </table:table-cell>
        </table:table-row>
        <table:table-row>
          <table:table-cell table:style-name="Tabla1.A2" office:value-type="string">
            <text:p text:style-name="P18">Contabilidad</text:p>
          </table:table-cell>
          <table:table-cell table:style-name="Tabla1.A2" office:value-type="string">
            <text:p text:style-name="P18">Omnicanalidad</text:p>
          </table:table-cell>
          <table:table-cell table:style-name="Tabla1.C2" office:value-type="string">
            <text:p text:style-name="P18">Mejora la toma de deciones</text:p>
          </table:table-cell>
        </table:table-row>
      </table:table>
      <text:p text:style-name="P15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9T20:17:35.950000000</meta:creation-date>
    <dc:date>2023-10-01T11:28:37.312000000</dc:date>
    <meta:editing-duration>PT41M53S</meta:editing-duration>
    <meta:editing-cycles>2</meta:editing-cycles>
    <meta:generator>LibreOffice/7.4.2.3$Windows_x86 LibreOffice_project/382eef1f22670f7f4118c8c2dd222ec7ad009daf</meta:generator>
    <meta:document-statistic meta:table-count="2" meta:image-count="0" meta:object-count="0" meta:page-count="2" meta:paragraph-count="63" meta:word-count="475" meta:character-count="3158" meta:non-whitespace-character-count="2736"/>
  </office:meta>
</office:document-meta>
</file>